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r" fo:country="FR"/>
    </style:style>
    <style:style style:name="T1" style:family="text">
      <style:text-properties fo:color="#003366" style:text-line-through-style="none" style:text-underline-style="none"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étecteurs biologiques. Etat de l'art vu par le congrès américain (sept.2012).</text:p>
      <text:p text:style-name="P1"/>
      <text:p text:style-name="P1"><text:bookmark text:name="result_box"/>L'air qu'on respire pour BioWatch: Congrès met programme de biosurveillance Troubled sur l'avis<text:line-break/><text:line-break/>Un programme destiné à garder les Américains à l'abri des menaces aériennes pourraient être mis à la terre si le Department of Homeland Security ne peut pas convaincre le Congrès que la prochaine génération de la technologie va produire des résultats utilisables.<text:line-break/><text:line-break/>Les législateurs semaine dernière se demande si le programme BioWatch un réseau qui recueille les particules en suspension et effectue des tests quotidiens pour les agents pathogènes, devrait tenter d'aller de l'avant lorsque les efforts précédents ont suscité ces résultats tièdes, selon le Los Angeles Times.<text:line-break/><text:line-break/>"Comment pouvons-nous procéder à l'achat d'un nouveau système, lorsque nous ne comprenons pas pleinement les capacités du système actuel?" Le devis Times, Rép Gus M. Bilirakis (R-Fla.) que de demander à une audience du sous-comité conjoint sur Septembre 13. "Où est l'analyse coûts-avantages qui prouve ce système de nouvelle génération serait une amélioration suffisante par rapport au système existant? Où est l'analyse des solutions de rechange? "<text:line-break/><text:line-break/>Le programme de près de 10 ans, d'abord installé une série de capteurs d'air dans les villes américaines d'environ 30 pour vérifier les menaces telles que le charbon ou le bacille de la peste. Ceux-capteurs qui devaient être prélevés et analysés à la main avec un 30 - à 36 heures redressement sur les résultats ont été jugées trop lourdes pour l'alerte précoce.<text:line-break/><text:line-break/>En 2007, une deuxième génération de capteurs qui pourraient recueillir et transmettre des données horaires ont été installées à certains endroits. En 2009, ce programme a été abandonné en raison de problèmes techniques et le DHS a commencé des plans pour la troisième génération. Ces laboratoires-in-a-box soi-disant serait en mesure de recueillir et d'analyser des particules et en informer les autorités d'une menace presque immédiatement.<text:line-break/><text:line-break/>Le ministère avait espéré de déployer pleinement la troisième génération de cette année, mais selon le Los Angeles Times, essais sur le terrain ont montré que les prototypes ont des problèmes de durabilité et de sensibilité. Le journal (l'une des rares sources d'information traditionnels à formuler sur les récents défis du programme) a publié un article en Juillet appeler le système «l'biodefender qui crie au loup», citant des responsables de l'état de santé du ministère frustrés par les alarmes BioWatch faux. DHS secrétaire adjoint pour la santé des Affaires Garza Alexander a contesté ces allégations.<text:line-break/><text:line-break/>Même si la fonctionnalité du système actuel est ignoré, les aspects financiers ne sont pas susceptibles de l'être. Les estimations de coûts pour le programme est passé de ce qui était initialement prévu en 2011, de 2,1 milliards de dollars à 5,7 milliards de fonction d'un article de Bloomberg. Seulement 800 millions de dollars ont été dépensés par le gouvernement américain à ce jour, selon l'article.<text:line-break/><text:line-break/>Au moins une partie de l'augmentation des coûts peuvent être attribués à mauvaise gestion des ressources et le DHS n'a pas suivi ses directives d'acquisition propres, selon un rapport du Government Accountability Office a publié la semaine dernière. Le rapport recommande que le DHS "réévaluer la nécessité mission et des solutions de rechange et mettre à jour la performance associée, le calendrier et sur les coûts" avant de poursuivre avec la troisième génération de BioWatch.<text:line-break/><text:line-break/><text:soft-page-break/>En attendant, le soutien pour le programme de biosurveillance ou en général, pourrait être en déclin. Comme un éditorial du New Scientist sur les points », car les attaques à l'anthrax aux États-Unis de 2001 il n'y a pas de bioterrorisme partout dans le monde. Contrairement aux explosifs conventionnels, les germes présentent un risque infime terreur. "<text:line-break/><text:line-break/>Ce sentiment a également été exprimé par sous-comité membre Rép Bennie Thompson G. (D-Miss.) au cours de l'audience.<text:line-break/>«Nous devons comprendre que nous sommes sur la génération 3, car Générations 1 et 2 ne fonctionne pas," il a été cité comme disant dans le Times. "Il est temps de reconsidérer la probabilité du risque [d'une attaque biologique] et ajuster nos priorités."</text:p>
      <text:p text:style-name="Standard"/>
      <text:h text:style-name="Heading_20_3" text:outline-level="3">No Breathing Room for BioWatch: Congress Puts Troubled Biosurveillance Program on Notice</text:h>
      <text:p text:style-name="Text_20_body">A program meant to keep Americans safe from airborne threats could be grounded if the Department of Homeland Security can’t convince Congress that the next generation of technology will produce useable results. </text:p>
      <text:p text:style-name="Text_20_body">Lawmakers last week questioned whether the BioWatch program—a network that collects airborne particles and conducts daily tests for pathogens—should attempt to move forward when previous efforts have garnered such tepid results, according to the <text:a xlink:type="simple" xlink:href="http://colorado.us1.list-manage.com/track/click?u=b72140489b80a4574373938a1&amp;id=83cc5c5ab1&amp;e=5f1f498eb9" office:target-frame-name="_blank" xlink:show="new"><text:span text:style-name="Strong_20_Emphasis"><text:span text:style-name="Emphasis"><text:span text:style-name="T1">Los Angeles Times</text:span></text:span></text:span></text:a>. </text:p>
      <text:p text:style-name="Text_20_body">“How can we proceed with procurement of a new system when we don't fully understand the capabilities of the current system?” the <text:span text:style-name="Emphasis">Times</text:span> quotes Rep. Gus M. Bilirakis (R-Fla.) as asking at a <text:a xlink:type="simple" xlink:href="http://colorado.us1.list-manage.com/track/click?u=b72140489b80a4574373938a1&amp;id=6734a606c7&amp;e=5f1f498eb9" office:target-frame-name="_blank" xlink:show="new"><text:span text:style-name="Strong_20_Emphasis"><text:span text:style-name="T1">joint subcommittee hearing</text:span></text:span></text:a> on September 13. “Where is the cost-benefit analysis that proves this next-generation system would be a sufficient improvement over the existing system? Where is the analysis of alternatives?”</text:p>
      <text:p text:style-name="Text_20_body">The nearly 10-year-old <text:a xlink:type="simple" xlink:href="http://colorado.us1.list-manage.com/track/click?u=b72140489b80a4574373938a1&amp;id=767b0254ba&amp;e=5f1f498eb9" office:target-frame-name="_blank" xlink:show="new"><text:span text:style-name="Strong_20_Emphasis"><text:span text:style-name="T1">program</text:span></text:span></text:a> first installed a series of air sensors in about 30 U.S. cities to check for threats such as anthrax or plague bacteria. Those sensors—which had to be collected and tested by hand with a 30- to 36-hour turnaround on results—were considered too cumbersome for early warning. </text:p>
      <text:p text:style-name="Text_20_body">In 2007, a second generation of the sensors that could collect and transmit data hourly were installed in some locations. By 2009, <text:a xlink:type="simple" xlink:href="http://colorado.us1.list-manage.com/track/click?u=b72140489b80a4574373938a1&amp;id=bed3aac058&amp;e=5f1f498eb9" office:target-frame-name="_blank" xlink:show="new"><text:span text:style-name="Strong_20_Emphasis"><text:span text:style-name="T1">that program was scrapped</text:span></text:span></text:a> because of technical problems and DHS began plans for a third generation. These so-called <text:a xlink:type="simple" xlink:href="http://colorado.us1.list-manage1.com/track/click?u=b72140489b80a4574373938a1&amp;id=3611c89bbf&amp;e=5f1f498eb9" office:target-frame-name="_blank" xlink:show="new"><text:span text:style-name="Strong_20_Emphasis"><text:span text:style-name="T1">labs-in-a-box</text:span></text:span></text:a> would be able to collect and analyze particles and notify authorities of a threat almost immediately.</text:p>
      <text:p text:style-name="Text_20_body">The department had hoped to fully deploy the third generation by this year, but according to the <text:span text:style-name="Emphasis">Los Angeles Times</text:span>, field tests have shown that the prototypes have durability and sensitivity issues. The newspaper (one of the few mainstream news sources to report on the program’s recent challenges) published an <text:a xlink:type="simple" xlink:href="http://colorado.us1.list-manage.com/track/click?u=b72140489b80a4574373938a1&amp;id=41ce715d23&amp;e=5f1f498eb9" office:target-frame-name="_blank" xlink:show="new"><text:span text:style-name="Strong_20_Emphasis"><text:span text:style-name="T1">article in July</text:span></text:span></text:a> calling the system “the biodefender that cries wolf,” citing state health department officials frustrated with BioWatch false alarms. DHS Assistant Secretary for Health Affairs Alexander Garza <text:a xlink:type="simple" xlink:href="http://colorado.us1.list-manage1.com/track/click?u=b72140489b80a4574373938a1&amp;id=707f50f96e&amp;e=5f1f498eb9" office:target-frame-name="_blank" xlink:show="new"><text:span text:style-name="Strong_20_Emphasis"><text:span text:style-name="T1">has disputed</text:span></text:span></text:a> those claims.</text:p>
      <text:p text:style-name="Text_20_body">Even if the functionality of the current system is ignored, the financial aspects aren’t likely to be. Cost estimates for the program have grown from what was initially projected in 2011—from $2.1 to $5.7 billion—according to a <text:a xlink:type="simple" xlink:href="http://colorado.us1.list-manage.com/track/click?u=b72140489b80a4574373938a1&amp;id=6b6c382d10&amp;e=5f1f498eb9" office:target-frame-name="_blank" xlink:show="new"><text:span text:style-name="Strong_20_Emphasis"><text:span text:style-name="T1">Bloomberg article</text:span></text:span></text:a>. Only about $800 million has been spent by the U.S. government so far, according to the article.</text:p>
      <text:p text:style-name="Text_20_body">At least some of the cost increase can be attributed to poor resource management and DHS's failure to follow its own acquisition guidelines, according to a <text:a xlink:type="simple" xlink:href="http://colorado.us1.list-manage.com/track/click?u=b72140489b80a4574373938a1&amp;id=9d5fe500aa&amp;e=5f1f498eb9" office:target-frame-name="_blank" xlink:show="new"><text:span text:style-name="Strong_20_Emphasis"><text:span text:style-name="T1">Government Accountability Office report</text:span></text:span></text:a> released last week. The report recommended that DHS “reevaluate the mission need and alternatives and update associated performance, schedule, and cost information” before moving ahead with the third generation of BioWatch.</text:p>
      <text:p text:style-name="Text_20_body"><text:soft-page-break/>In the meantime, support for the program—or biosurveillance in general—could be waning. As an editorial in <text:a xlink:type="simple" xlink:href="http://colorado.us1.list-manage.com/track/click?u=b72140489b80a4574373938a1&amp;id=e9d19e9664&amp;e=5f1f498eb9" office:target-frame-name="_blank" xlink:show="new"><text:span text:style-name="Strong_20_Emphasis"><text:span text:style-name="Emphasis"><text:span text:style-name="T1">New Scientist</text:span></text:span></text:span></text:a> points out, “Since the U.S. anthrax attacks of 2001 there has been no bioterrorism anywhere in the world. Unlike conventional explosives, germs pose a minuscule terror risk.”</text:p>
      <text:p text:style-name="Text_20_body">That sentiment was also expressed by subcommittee member Rep. Bennie G. Thompson (D-Miss.) during the hearing.</text:p>
      <text:p text:style-name="Text_20_body">“We must understand that we are on Generation 3 because Generations 1 and 2 did not work,” he was quoted as saying in the <text:span text:style-name="Emphasis">Times. </text:span>“It is time to reconsider the likelihood of the risk [of a biological attack] and adjust our prior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ine </meta:initial-creator>
    <meta:creation-date>2012-09-22T16:10:26</meta:creation-date>
    <dc:date>2012-09-22T18:36:51</dc:date>
    <dc:creator>antoine </dc:creator>
    <meta:editing-duration>PT2H11M15S</meta:editing-duration>
    <meta:editing-cycles>1</meta:editing-cycles>
    <meta:generator>LibreOffice/3.3$Linux LibreOffice_project/330m19$Build-401</meta:generator>
    <meta:document-statistic meta:table-count="0" meta:image-count="0" meta:object-count="0" meta:page-count="3" meta:paragraph-count="14" meta:word-count="1217" meta:character-count="7820"/>
  </office:meta>
</office:document-meta>
</file>